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top="0cm" fo:margin-bottom="0cm" loext:contextual-spacing="false" fo:line-height="150%" fo:text-align="center" style:justify-single-word="false" style:writing-mode="page"/>
      <style:text-properties officeooo:paragraph-rsid="000c5ac8"/>
    </style:style>
    <style:style style:name="P3" style:family="paragraph" style:parent-style-name="Text_20_body">
      <style:paragraph-properties fo:margin-top="0cm" fo:margin-bottom="0cm" loext:contextual-spacing="false" fo:line-height="150%" style:writing-mode="page"/>
      <style:text-properties officeooo:paragraph-rsid="000c5ac8"/>
    </style:style>
    <style:style style:name="T1" style:family="text">
      <style:text-properties officeooo:rsid="004597e7"/>
    </style:style>
    <style:style style:name="T2" style:family="text">
      <style:text-properties officeooo:rsid="00266a49"/>
    </style:style>
    <style:style style:name="T3" style:family="text">
      <style:text-properties officeooo:rsid="003b1bb1"/>
    </style:style>
    <style:style style:name="T4" style:family="text">
      <style:text-properties officeooo:rsid="00283100"/>
    </style:style>
    <style:style style:name="T5" style:family="text">
      <style:text-properties officeooo:rsid="003b7369"/>
    </style:style>
    <style:style style:name="T6" style:family="text">
      <style:text-properties officeooo:rsid="003c2e86"/>
    </style:style>
    <style:style style:name="T7" style:family="text">
      <style:text-properties officeooo:rsid="0029e323"/>
    </style:style>
    <style:style style:name="T8" style:family="text">
      <style:text-properties officeooo:rsid="004ccf29"/>
    </style:style>
    <style:style style:name="T9" style:family="text">
      <style:text-properties officeooo:rsid="004e4b32"/>
    </style:style>
    <style:style style:name="T10" style:family="text">
      <style:text-properties officeooo:rsid="002a885b"/>
    </style:style>
    <style:style style:name="T11" style:family="text">
      <style:text-properties officeooo:rsid="003e858c"/>
    </style:style>
    <style:style style:name="T12" style:family="text">
      <style:text-properties officeooo:rsid="004f655d"/>
    </style:style>
    <style:style style:name="T13" style:family="text">
      <style:text-properties officeooo:rsid="00403084"/>
    </style:style>
    <style:style style:name="T14" style:family="text">
      <style:text-properties officeooo:rsid="00406f9f"/>
    </style:style>
    <style:style style:name="T15" style:family="text">
      <style:text-properties officeooo:rsid="002c1d41"/>
    </style:style>
    <style:style style:name="T16" style:family="text">
      <style:text-properties officeooo:rsid="002faab9"/>
    </style:style>
    <style:style style:name="T17" style:family="text">
      <style:text-properties officeooo:rsid="00508f97"/>
    </style:style>
    <style:style style:name="T18" style:family="text">
      <style:text-properties officeooo:rsid="0053c3a1"/>
    </style:style>
    <style:style style:name="T19" style:family="text">
      <style:text-properties officeooo:rsid="002ff308"/>
    </style:style>
    <style:style style:name="T20" style:family="text">
      <style:text-properties officeooo:rsid="00550f09"/>
    </style:style>
    <style:style style:name="T21" style:family="text">
      <style:text-properties officeooo:rsid="00305537"/>
    </style:style>
    <style:style style:name="T22" style:family="text">
      <style:text-properties officeooo:rsid="00518aa6"/>
    </style:style>
    <style:style style:name="T23" style:family="text">
      <style:text-properties officeooo:rsid="003254da"/>
    </style:style>
    <style:style style:name="T24" style:family="text">
      <style:text-properties officeooo:rsid="0045ffe9"/>
    </style:style>
    <style:style style:name="T25" style:family="text">
      <style:text-properties officeooo:rsid="00428d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 war wieder <text:span text:style-name="T2">seine</text:span> Stimme. Ellan zog Mariel näher zu sich, strich ihr zärtlich durch das dunkle Haar und schob ihr den Mantel zurecht. Der Kerker, <text:span text:style-name="T2">in den man sie gebracht hatte, </text:span>war bitterkalt und feucht. Mariel neigte zu Infekten der Atemwege, daher hatte Ellan ihr das Kleidungsstück abgegeben. Wer wusste, ob sie Hilfe erhalten würde, wenn Mariel krank wurde … </text:p>
      <text:p text:style-name="P3"/>
      <text:p text:style-name="P3">Als sie ihre kleine Botschaft und die Pollen der Färberweide dem kleinen Bach überantwortet hatte, war sich Ellan sicher gewesen, dass man sie finden würde. Ein ganzer Bach in strahlendem Lila war nicht zu übersehen, selbst den einfachsten Mann hätte die Neugier gepackt. Doch sie hatte nicht daran gedacht, dass hunderte von Weißröcken vor dem Felsendom lagerten.</text:p>
      <text:p text:style-name="P3"/>
      <text:p text:style-name="P3"><text:bookmark text:name="bookmark-3"/>Seit vierzehn Jahren kämpfte sie gegen die Magier, doch noch nie war sie einem von ihnen auch nur begegnet. Sie hatte fürchterliche Dinge gehört, sie hatte schreckliche Wunden und Narben gesehen, sie hatte die Männer und Frauen in Weiß gesehen, wie sie Rebellen ins Feuer führten oder auf Pfähle ziehen ließen. Sie hatte den Tod nie gefürchtet, weder ihren eigenen, noch den Mariels, doch nun fürchtete sie, dass ihr Schicksal eben nicht der Tod <text:span text:style-name="T3">sein würde</text:span>. Und in ihrer Angst krallte sich ihre Hoffnung an den merkwürdigen Unterton in dieser einen Stimme.</text:p>
      <text:p text:style-name="P3"/>
      <text:p text:style-name="P3"><text:bookmark text:name="bookmark-5"/>„Den Schlüssel, Gefreiter!“, bellte es oben an der Treppe. Es war derselbe Tonfall wie das „Halt!“, das ihnen im Felsendom das Leben gerettet hatte: eine Mischung aus Autorität und Verwirrung. So, als ob der Sprecher in der Lage wäre, zu tun, was immer er wollte, aber keine Ahnung hatte, was er mit dieser Macht anstellen sollte.</text:p>
      <text:p text:style-name="P3"/>
      <text:p text:style-name="P3"><text:bookmark text:name="bookmark-7"/>Sie hörte seine Schritte, zügig und gleichmäßig. Von einer Behinderung durch ein gebrochenes Bein war nichts mehr zu bemerken. Heilzauber faszinierten Ellan außerordentlich. Sie hätte Wochen gebraucht, ehe sie ihn hätte aufstehen lassen können. Doch mit Magie war er innerhalb weniger Stunden genesen, als wäre nie etwas vorgefallen.</text:p>
      <text:p text:style-name="P3"/>
      <text:p text:style-name="P3"><text:bookmark text:name="bookmark-910"/>Als er den Korridor vor ihrer Zelle betrat, ließ er mit einer fast schon wegwerfenden Handbewegung die Lampen aufflammen. Dann öffnete er ohne ein Wort die Zellentür und trat auf Mariel zu. Er ließ sich auf die Knie nieder, ergriff forsch ihre Schultern und betrachtete sie eindringlich. Ellan wollte gerade dazwischengehen, da fragte er: „Geht es dir gut? Haben sie dir was getan?“</text:p>
      <text:p text:style-name="P3"/>
      <text:p text:style-name="P3"><text:bookmark text:name="bookmark-1110"/>Da war echte Sorge. Gregor Fachhauser, der Schlächter von Sagale, sorgte sich um das Wohl ihrer Tochter. Es war unvernünftig, so zu reagieren, doch es linderte ihre Angst.</text:p>
      <text:p text:style-name="P3"><text:soft-page-break/></text:p>
      <text:p text:style-name="P3"><text:bookmark text:name="bookmark-124"/>Mariel schüttelte den Kopf. Im Gegensatz zu ihrer Mutter schien sie keine Angst zu haben. Woher auch, sie wusste nicht, wer dieser Mann war.</text:p>
      <text:p text:style-name="P3"/>
      <text:p text:style-name="P3"><text:bookmark text:name="bookmark-141"/>Ellan erzog <text:span text:style-name="T4">Mariel</text:span> zu einer Heilerin und bildete sie entsprechend aus, aber die Angelegenheiten der Rebellion versuchte sie von ihr fernzuhalten. Mariel sollte irgendwann selbst die Entscheidung treffen können, ob sie das Leben ihrer Mutter führen oder sich irgendwo als Heilerin und Hebamme niederlassen wollte. Doch eigentlich war Ellan klar, dass <text:span text:style-name="T4">ihre Tochter diese Wahl nie wirklich haben würde</text:span>.</text:p>
      <text:p text:style-name="P3"/>
      <text:p text:style-name="P3"><text:bookmark text:name="bookmark-161"/>Mariel war ein <text:span text:style-name="T4">Rebellen</text:span>kind, ob sie es nun wollte oder nicht. Sie war geboren und aufgewachsen in den Lagern der <text:span text:style-name="T4">Aufständischen</text:span>. Auch wenn Ellan nie eine Aussage zu Magiern getroffen hatte, all die Menschen, die Mariel als ihre Familie, Freunde und Bekannte<text:span text:style-name="T5">n</text:span> wahrnahm, taten es durchaus, und für all diese Menschen waren <text:span text:style-name="T4">die </text:span>Magier <text:span text:style-name="T4">schreckliche </text:span>Monster. Umso erstaunlicher war diese Eintracht, die da zwischen Fachhauser und Mariel entstand.</text:p>
      <text:p text:style-name="P3"/>
      <text:p text:style-name="P3"><text:bookmark text:name="bookmark-181"/>So selbstverständlich, wie er sich um ihr Wohl sorgte, so selbstverständlich antwortete sie ihm, ohne Scheu, als würden sie sich schon ewig kennen.</text:p>
      <text:p text:style-name="P3"/>
      <text:p text:style-name="P3"><text:bookmark text:name="bookmark-201"/>„Hier ist es sehr kalt, und das Zeug, das sie uns zu essen geben, riecht nach Pups“, beschwerte sie sich. Er lächelte, begutachtete den zu langen Mantel, den Mariel trug, und blickte zu Ellan auf, die nur in <text:span text:style-name="T4">ihrer</text:span> <text:span text:style-name="T4">schwarzen</text:span> <text:span text:style-name="T4">Robe mit Schürze dastand</text:span>. In seinem Gesicht war keine Autorität mehr zu erkennen, keinerlei Härte, nur Verwirrung und Ratlosigkeit, die Ellan nicht verstand.</text:p>
      <text:p text:style-name="P3"/>
      <text:p text:style-name="P3"><text:span text:style-name="T5">Wieder</text:span> erklangen Schritte, und ein <text:span text:style-name="T5">weiterer </text:span>Mann erschien im Korridor. Er war schon älter, Gesicht und Hände vom Wetter gegerbt, der graue Bart aber sorgfältig in Form geschoren, die Haare kurz, die Kleidung hochwertig und nach der Mode der Magier geschnitten.</text:p>
      <text:p text:style-name="P3"/>
      <text:p text:style-name="P3"><text:bookmark text:name="bookmark-241"/>„Was treibt Ihr hier, Junge?“, fragte er wohlwollend und lehnte sich der Zelle gegenüber an die Wand. „Meine Wache hat tierische Kopfschmerzen, weil ihr einen meiner ausdrücklichen Befehle umgangen habt.“</text:p>
      <text:p text:style-name="P3"/>
      <text:p text:style-name="P3"><text:bookmark text:name="bookmark-261"/>Fachhauser hatte <text:span text:style-name="T4">sich in die Zellentür gestellt, den Blick auf sie und Mariel versperrend</text:span>. Es war seltsam, doch sie fühlte sich beschützt. Dieser Magier, dieser Mörder, der den Angriff auf den Felsendom angeführt hatte, bei dem sonst wie viele Menschen gestorben waren, die keine Gefahr <text:soft-page-break/>dargestellt hatten, verteidigte sie, und das ohne einen Grund, zumindest ohne einen für sie ersichtlichen.</text:p>
      <text:p text:style-name="P3"/>
      <text:p text:style-name="P3"><text:bookmark text:name="bookmark-281"/>„Das sind Sympathisanten! Wieso werden sie hier festgehalten?“, verlangte Fachhauser zu wissen, doch sein Gegenüber zog nur <text:span text:style-name="T6">einen</text:span> Mundwinkel hoch.</text:p>
      <text:p text:style-name="P3"/>
      <text:p text:style-name="P3"><text:bookmark text:name="bookmark-301"/>„Aus Euch sprechen die Schmerzmittel, Junge“, wiegelte er ab. „Oder sind es die hübschen Gesichtchen? Welche gefällt Euch, Mutter oder Tochter?“</text:p>
      <text:p text:style-name="P3"/>
      <text:p text:style-name="P3"><text:bookmark text:name="bookmark-321"/>Ellan bemerkte, wie sich etwas in Fachhausers Rücken anspannte. Seine Finger zuckten, dann ballte er die Hände langsam zu Fäusten.</text:p>
      <text:p text:style-name="P3"/>
      <text:p text:style-name="P3"><text:bookmark text:name="bookmark-341"/>„Auch wenn ein Verdacht bestehen sollte, so sind sie doch meine Gefangenen. Es war meine Mission.“</text:p>
      <text:p text:style-name="P3"/>
      <text:p text:style-name="P3"><text:bookmark text:name="bookmark-361"/>„Euer Desaster, meint Ihr wohl“, spottete der Alte. „<text:span text:style-name="T6">Wendet</text:span> Euch an den Oberst, wenn Euch etwas nicht passt. Solange bleiben die Vögelchen hier.“</text:p>
      <text:p text:style-name="P3"/>
      <text:p text:style-name="P3"><text:bookmark text:name="bookmark-381"/>Auf das Gesicht des Alten trat ein geradezu grausamer Zug. Er hob eine Hand, und die Gittertür schwang zu, schlug Fachhauser ins Kreuz und stieß ihn vorwärts. <text:span text:style-name="T6">Mit</text:span> einem Ausfallschritt <text:span text:style-name="T6">kam er wieder </text:span>ins Gleichgewicht. Eine Geste genügte und eine unsichtbare Kraft drückte den Alten gegen die Wand.</text:p>
      <text:p text:style-name="P3"/>
      <text:p text:style-name="P3"><text:bookmark text:name="bookmark-401"/>„Verzeiht, Major Darby, es liegt mir fern, mir Eure Zuständigkeiten anmaßen zu wollen“, erklärte Fachhauser kalt. Er stand wieder aufrecht, ohne ein Anzeichen von Anstrengung oder auch nur Aktivität. Der schwere Atem des Alten und seine unnatürliche Körperhaltung zeigten jedoch, dass <text:span text:style-name="T7">noch immer ein</text:span> Zauber <text:span text:style-name="T7">auf ihn</text:span> wirkte.</text:p>
      <text:p text:style-name="P3"/>
      <text:p text:style-name="P3"><text:bookmark text:name="bookmark-421"/>„Ich werde selbstverständlich den offiziellen Weg gehen und beim Oberst die Überstellung der Gefangenen anfordern. Hat er nicht erst neulich ein Dekret zur Begünstigung regierungsfreundlicher Interaktionen ausgegeben? <text:span text:style-name="T7">Ob die Rettung eines Offiziers wohl dazuzählt? </text:span>Ich werde mich <text:span text:style-name="T8">auf dem Bankett meines Vaters danach </text:span>erkundigen. Es wird ohnehin Zeit, dass ich <text:span text:style-name="T7">meine Familie besuche</text:span>, immerhin sind bald Feiertage“, erklärte er im Plauderton, während er seine schwarze Jacke aufknöpfte.</text:p>
      <text:p text:style-name="P3"/>
      <text:p text:style-name="P3"><text:bookmark text:name="bookmark-441"/><text:soft-page-break/>„Ich gehe davon aus, dass Ihr nicht voreilig handelt, Darby. Sonst könnte dies hier Euer Desaster werden“, ergänzte er drohend und reichte Ellan die Jacke durch die Gitter. Sie zögerte, nahm sie dann jedoch entgegen und legte sie sich um die Schultern. <text:span text:style-name="T7">Sie roch unerwartet angenehm</text:span> nach Rasierseife, <text:span text:style-name="T7">d</text:span>as Leder war noch warm. </text:p>
      <text:p text:style-name="P3"/>
      <text:p text:style-name="P3">Fachhauser ließ den Zauber sinken, drehte sich wortlos um und verließ den Kerker, weder sie noch Mariel eines weiteren Blickes würdigend. Der Alte hingegen sah sie vernichtend an, <text:span text:style-name="T8">wie einen Schild zog sie die</text:span> Jacke vor ihrer Brust zusammen, doch sie wandte die Augen nicht ab.</text:p>
      <text:p text:style-name="P3"/>
      <text:p text:style-name="P3"><text:bookmark text:name="bookmark-461"/>Der Alte ging, und Ellan rutschte an der feuchten Wand zu Boden. Sie zog die viel zu große Jacke richtig an und verschränkte die Arme vor der Brust. Etwas in der Jackentasche zwickte sie, und sie griff hinein. Lächelnd betrachtete sie den Inhalt auf ihrer Handfläche. Da waren ein kleines Knäuel Bindfaden, ein rostiger Nagel, zwei unterschiedliche Knöpfe und zwei in Silberpapier eingewickelte Karamell<text:span text:style-name="T9">bonbons</text:span>.</text:p>
      <text:p text:style-name="P3"><text:bookmark text:name="bookmark-471"/><text:bookmark text:name="bookmark-481"/></text:p>
      <text:p text:style-name="P2">oOo</text:p>
      <text:p text:style-name="P3"/>
      <text:p text:style-name="P3"><text:bookmark text:name="bookmark-501"/>Gregor wälzte sich in <text:span text:style-name="T10">seinem</text:span> breiten Bett hin und her. Manchmal fragte er sich, wozu er überhaupt <text:span text:style-name="T10">ins Bett ging</text:span>. Er schlief am Schreibtisch ein, über Berichten und Landkarten, er schlief beim Lesen im Sessel ein, er schlief nach Kampfübungen ein, wenn er vor Anstrengung kaum <text:span text:style-name="T11">mehr</text:span> die Füße heben konnte. Aber er schlief nicht, wenn er sich einfach so ins Bett legte, vor allem dann nicht, wenn er am Abend mit Ellan gesprochen hatte.</text:p>
      <text:p text:style-name="P3"/>
      <text:p text:style-name="P3"><text:bookmark text:name="bookmark-521"/>Es war ihm gelungen, Mutter und Tochter für seinen Verantwortungsbereich zu beanspruchen, doch er konnte nicht beweisen, dass sie Sympathisantinnen <text:span text:style-name="T10">der Magier </text:span>waren, was wenig überraschend war, denn immerhin waren sie es auch nicht. Ellan war eine Heilerin, die in einem Rebellenlager aufgegriffen worden war. Sie war „kriegsentscheidend“. Bei diesem Wort musste Gregor stets lachen. Wenn man jemandem sagte, es sei <text:span text:style-name="T9">Bürgerk</text:span>rieg, dann galt das als Hochverrat, wenn man aber eine „kriegsentscheidende“ Person einfach so laufen ließ, dann war das auch Hochverrat.</text:p>
      <text:p text:style-name="P3"/>
      <text:p text:style-name="P3"><text:bookmark text:name="bookmark-541"/>Politiker hatten ihre eigene Logik.</text:p>
      <text:p text:style-name="P3"/>
      <text:p text:style-name="P3"><text:bookmark text:name="bookmark-561"/>Gregor wälzte sich auf die andere Seite.</text:p>
      <text:p text:style-name="P3"/>
      <text:p text:style-name="P3"><text:bookmark text:name="bookmark-581"/><text:soft-page-break/>Im Felsendom hatte sich etwas verändert. Er wusste selbst nicht genau was, aber diese innere Unruhe, der Ekel, der ihn erfasste, wenn er das weiße Leder seiner Uniform anlegte, das Ziehen in seiner Brust, das ihm immer wieder den Atem nahm – seit dem Felsendom wurde er all das nicht mehr los.</text:p>
      <text:p text:style-name="P3"/>
      <text:p text:style-name="P3"><text:bookmark text:name="bookmark-601"/>Es war nicht so, als hätte er nicht schon immer die Galle hinunterschlucken müssen, die in ihm aufstieg, wenn er <text:span text:style-name="T10">seine Soldaten </text:span>Männer mit Heugabeln niedermachen ließ. Nie hatte er Freude oder auch nur Zufriedenheit dabei empfunden, Jungen zu verhören, die kaum dem Kindesalter entwachsen waren und denen man nichts außer jugendlichem Leichtsinn vorwerfen konnte. Die Jagd, <text:span text:style-name="T9">das Ermitteln, </text:span>das Aufspüren von Wanderrouten, toten Briefkästen, die Berechnung von taktischen Bewegungen, das Observieren von Verdächtigen, <text:span text:style-name="T9">die Suche nach Beweisen, </text:span>die strategische Planung vor Einsätzen … Das war es, was ihn gereizt hatte, Herausforderungen für Geist und Körper.</text:p>
      <text:p text:style-name="P3"/>
      <text:p text:style-name="P3"><text:bookmark text:name="bookmark-621"/>Doch <text:span text:style-name="T9">selbst das hatte </text:span>seit dem Felsendom jeden Reiz verloren. <text:span text:style-name="T9">Seine Arbeit sollte die Grausamkeit doch in Grenzen halten, nur die wirklich gefährlichen Subjekte aufspüren und entfernen. Jetzt fragte er sich bei jedem Blick in den Spiegel ob er diese nicht vielleicht auf der falschen Seiten suchte.</text:span></text:p>
      <text:p text:style-name="P3"/>
      <text:p text:style-name="P3">In den letzten Tagen hatte er sich aus einer <text:span text:style-name="T10">ganzen </text:span>Menge Aufträge herausgeredet, und jedes Mal hatte er nur das Bild von Ellan und Mariel vor Augen gehabt. Immer und immer wieder sah er diese Frau, die Augen geschlossenen, doch mit aufrechter Haltung und erhobenem Kopf auf dem Boden hockend, das Kind schützend im Arm und doch nicht um Gnade flehend.</text:p>
      <text:p text:style-name="P3"/>
      <text:p text:style-name="P3"><text:bookmark text:name="bookmark-631"/>Er hatte sich über Mariels Anwesenheit gewundert, doch Ellan hatte nur knapp erwidert, sie nehme ihre Tochter überallhin mit.</text:p>
      <text:p text:style-name="P3"/>
      <text:p text:style-name="P3"><text:bookmark text:name="bookmark-651"/>„Wenn sie mit mir stirbt, so kehrt sie mit mir in den Schoß der Dreifachen zurück. Wenn ich sie irgendwo zurücklasse und nicht mehr heimkomme, wird sie womöglich geschändet oder geschlagen, oder sie verhungert oder landet in einem Heim der Magier, um ihren Verstand an das Salz zu verlieren. <text:span text:style-name="T12">Da draußen gibt es keine Sicherheit in der ich sie zurücklassen könnte.</text:span>“</text:p>
      <text:p text:style-name="P3"/>
      <text:p text:style-name="P3"><text:bookmark text:name="bookmark-661"/>Er hatte gedacht, man würde ihm nicht anmerken, dass ihn der Seitenhieb <text:span text:style-name="T12">auf die Magierherrschaft </text:span>getroffen hatte, doch ihr Gesichtsausdruck hatte sich sofort verändert, war <text:span text:style-name="T12">etwas </text:span>milder geworden, auch wenn sie nichts gesagt hatte. Aber vielleicht bildete er es sich auch nur ein.</text:p>
      <text:p text:style-name="P3"/>
      <text:p text:style-name="P3"><text:bookmark text:name="bookmark-681"/><text:soft-page-break/>Er verstand nicht, wieso ihn <text:span text:style-name="T12">diese Beiden</text:span> einfach nicht losließ<text:span text:style-name="T12">en</text:span>. Vielleicht war es einfach zu viel gewesen. Beim Betreten der kleinen Kaverne hatte er nur ein weiteres Kind gesehen, das durch seine Schuld sterben sollte. </text:p>
      <text:p text:style-name="P3"/>
      <text:p text:style-name="P3">In diesem Moment hatte er nur Mariel retten wollen, doch dann war so viel passiert. Ellan hatte sein Bein versorgt, verhindert, dass er da unten jämmerlich verblutete, und sie hatte ihn gerettet: <text:span text:style-name="T13">m</text:span>it einem kleinen Schiffchen aus Korken und Papier, das an einem Bindfaden in einem von Färberweide<text:span text:style-name="T13">n</text:span>pollen lila <text:span text:style-name="T13">gefärbten</text:span> Bach dümpelte. </text:p>
      <text:p text:style-name="P3"/>
      <text:p text:style-name="P3">Er erinnerte sich an ihre Augen, an diese<text:span text:style-name="T14">n</text:span> Blick, als sie es ihm erzählte. Dunkelbraune Augen hinter dichten Wimpern, so schlau und weise und doch mit diesem Schalk, dass er einen Moment lang zweifelte, ob sie die Wahrheit sagte.</text:p>
      <text:p text:style-name="P3"/>
      <text:p text:style-name="P3"><text:bookmark text:name="bookmark-701"/>Immer wieder sah er diese Augen, verlor sich in ihnen bei jedem ihrer Gespräche, die er zuerst als Verhöre getarnt hatte. Doch er konnte weder sie, noch sich selbst täuschen. Es war ihm vollkommen egal, ob Ellan etwas über den Rebellenorden sagte oder nicht; er wollte keine Informationen, er genoss einfach ihre Gesellschaft. Er liebte die Dispute, die Diskussionen und das Philosophieren. Sie hatte eine so pragmatische Sicht auf die Welt und war doch so geistreich, kreativ und schlagfertig. Er hätte mit ihr sogar über Bienenzucht <text:span text:style-name="T15">reden</text:span> können.</text:p>
      <text:p text:style-name="P3"/>
      <text:p text:style-name="P3"><text:bookmark text:name="bookmark-721"/>Er fuhr sich mit den Händen übers Gesicht und durch das lange Haar und kratzte sich den Kopf.</text:p>
      <text:p text:style-name="P3"/>
      <text:p text:style-name="P3"><text:bookmark text:name="bookmark-741"/>Der aktuelle Zustand war unerträglich. Er konnte si<text:span text:style-name="T15">e nicht freilassen, und er wollte es auch gar nicht, doch mit jedem Tag den er sie hier behielt brachte er sie dem Scheiterhaufen näher.</text:span></text:p>
      <text:p text:style-name="P3"/>
      <text:p text:style-name="P3"><text:span text:style-name="T12">Damals hatte alles damit angefangen, dass er weggelaufen war. Vor seinem forderndem Vater, seinem verbitterten Bruder und dem Ratssitz den er zu übernehmen hatte. Bei Sagale waren es achtunddreißig Prozent Kollateralschaden, er hatte es exakt ausgerechnet und bewusst in Kauf genommen, um zu beweisen, dass er für die Kommandantur wertvoll war, dass sie ihn nicht zu seiner Familie zurückschicken sollten. Doch dann war er über das Schlachtfeld gegangen – als gefeierter Held, der den gefürchteten Ordensmeister der Rebellen samt seiner Offiziere zu Fall gebracht hatte – und hatte nur die verbrannten Dörfer gesehen. Da war diese Übelkeit zum ersten Mal in ihm aufgestiegen.</text:span> <text:span text:style-name="T12">Inzwischen</text:span> widerte ihn die Armee <text:span text:style-name="T12">nur noch </text:span>an, das ganze System, die Gesellschaft an sich. <text:span text:style-name="T16">Als Magier hatte er die Magierherrschaft nie in Frage gestellt, doch nun wurde ihm schlecht, wenn er daran dachte, mit welchen Mitteln diese Herrschaft durchgesetzt wurde. Er </text:span><text:soft-page-break/><text:span text:style-name="T16">hatte daran gedacht die Seiten zu wechseln und dann gelacht, weil es sicher einfachere Wege gab Selbstmord zu begehen. Wenn er etwas verändern wollte, sollte er nach Hause gehen, den Posten seines Vaters im Rat der Magier übernehmen und die Politik ändern – in endlosen Debatten und sinnentleerten Diskussionen.</text:span></text:p>
      <text:p text:style-name="P3"/>
      <text:p text:style-name="P3"><text:bookmark text:name="bookmark-781"/>Gregor stand auf, zog sich etwas über und verließ sein Zimmer. Seine nackten Füße verursachten auf dem Pflasterstein im Hof keine Ge<text:span text:style-name="T16">r</text:span>äusche, als er zu den Zellen hinüberging.</text:p>
      <text:p text:style-name="P3"/>
      <text:p text:style-name="P3"><text:bookmark text:name="bookmark-801"/>Mit dem Weißrock an der Tür sprach er gar nicht, er hob nur die Hand und ließ ihn vergessen, dass er überhaupt dort war.</text:p>
      <text:p text:style-name="P3"/>
      <text:p text:style-name="P3"><text:bookmark text:name="bookmark-821"/>Die Zellen in Gregors Hauptquartier waren deutlich bequemer als die Kerker der Stadtwachen, in denen Darby Ellan eingesperrt hatte. Aber Gregor hatte sie auch noch darüber hinaus wohnlicher gestaltet. Ellan und ihre Tochter hatten richtige Betten, mit Decken und Kissen, einen Tisch und zwei Stühle, eine Waschstelle hinter einem Vorhang und ein paar Bücher, um sich zu beschäftigen.</text:p>
      <text:p text:style-name="P3"/>
      <text:p text:style-name="P3"><text:bookmark text:name="bookmark-841"/>Als Gregor die Tür aufschloss, fuhr Ellan <text:span text:style-name="T17">trotzdem </text:span>auf. Er hob beruhigend die Hand, reichte ihr ihren Mantel und forderte sie auf, ihm zu folgen. Die Tür zur Zelle ließ er <text:span text:style-name="T16">einfach </text:span>offen<text:span text:style-name="T18">stehen</text:span>.</text:p>
      <text:p text:style-name="P3"/>
      <text:p text:style-name="P3"><text:bookmark text:name="bookmark-851"/>Die Heilerin folgte ihm ohne Misstrauen, wenn auch etwas verwundert und offensichtlich verschlafen.<text:bookmark text:name="bookmark-871"/> Er führte sie in eine kleine Schreibstube über dem Stall, zündete magisches Licht an und suchte nach Worten. Ellan gähnte lautstark und kratzte sich wenig damenhaft am Kopf. Ohne dass er sie aufgefordert hätte und ohne eine Erlaubnis einzuholen, zog sie sich einen Stuhl heran und setzte sich rittlings darauf, wobei sie ihre Röcke raffte und schlanke Beine zeigte. Dann bettete sie ihren Kopf auf die Lehne und blinzelte ihn müde an.</text:p>
      <text:p text:style-name="P3"/>
      <text:p text:style-name="P3"><text:bookmark text:name="bookmark-891"/>Die Mode der Magierinnen war deutlich freizügiger als das, was Ellan trug – die Kleider, die gerade in Weißenegg bevorzugt wurden, reichten kaum bis zum Knie –, und doch hatte keines dieser rasierten und gepuderten Beine Gregor je so irritiert wie diese geradezu plumpe Indezenz. Er betrachtete den nackten Fuß, den Knöchel und die schlanke Wade, das Schienbein, mit feinen Härchen überzogen, das spitze Knie und den Schatten, in dem er den Oberschenkel zu erahnen glaubte. Sein Herzschlag beschleunigte sich, und er spürte ein eindeutiges Prickeln im Bauch.</text:p>
      <text:p text:style-name="P3"/>
      <text:p text:style-name="P3"><text:bookmark text:name="bookmark-911"/><text:soft-page-break/>Mit Mühe riss er seinen Blick los, schluckte hart und kam zu dem Gedanken zurück, dem er ursprünglich nachgegangen war. Hilflos fuhr er sich durchs Haar und fragte sie <text:span text:style-name="T17">dann doch ganz </text:span>offen: „Wieso habt Ihr mich <text:span text:style-name="T16">nicht einfach mit</text:span> dem Schwert erschlagen?“</text:p>
      <text:p text:style-name="P3"/>
      <text:p text:style-name="P3"><text:bookmark text:name="bookmark-921"/>Ellan richtete sich auf und blinzelte.</text:p>
      <text:p text:style-name="P3"/>
      <text:p text:style-name="P3"><text:bookmark text:name="bookmark-941"/>„Die Weißröcke hätten uns auf der Stelle getötet, wenn sie uns neben der Leiche eines Magiers aufgegriffen hätten.“</text:p>
      <text:p text:style-name="P3"/>
      <text:p text:style-name="P3"><text:bookmark text:name="bookmark-961"/>Er schüttelte den Kopf.</text:p>
      <text:p text:style-name="P3"/>
      <text:p text:style-name="P3"><text:bookmark text:name="bookmark-981"/>„Ihr konntet nicht wissen, dass wir überhaupt gerettet werden würden, geschweige denn, dass es Weißröcke sein würden. Doch wer ich war, habt Ihr sofort gewusst. Ihr wusstet, was ich getan habe. Wieso habt Ihr nicht auf der Stelle für all die Menschen Rache genommen?“</text:p>
      <text:p text:style-name="P3"/>
      <text:p text:style-name="P3"><text:bookmark text:name="bookmark-1001"/>Ellan blickte nachdenklich aus dem dunklen Fenster, <text:span text:style-name="T18">es wirkte eher wie ein Aufschub, nicht wie ein Überlegen. Sie hatte sich die Frage sicher schon selbst gestellt</text:span>: „<text:span text:style-name="T19">Weil ich sofort gesehen habe, dass Ihr Zweifelt und Euch mit diesem Zweifel leben zu lassen grausamer war, als Euch einen schnellen Tod zu geben.</text:span>“</text:p>
      <text:p text:style-name="P3"/>
      <text:p text:style-name="P3"><text:span text:style-name="T20">Ihre Kälte schnürte ihm den Atem ab und er drehte sich weg.</text:span> Als <text:span text:style-name="T20">Ermittler des Sicherheitsministeriums</text:span> hätte er von seiner Sache überzeugt sein müssen. Er hätte stolz darauf sein müssen, die überlegene Rasse vor dem Verrat der Niederen zu schützen. <text:span text:style-name="T21">Nur hatten diese „Niederen“ immer nur wie Menschen ausgesehen.</text:span></text:p>
      <text:p text:style-name="P3"/>
      <text:p text:style-name="P3"><text:bookmark text:name="bookmark-1071"/><text:span text:style-name="T17">Er hatte es schon immer gewusst, d</text:span>och <text:span text:style-name="T20">abgehalten </text:span>hatte <text:span text:style-name="T21">es </text:span>ihn <text:span text:style-name="T21">all die Jahre lang </text:span>nicht. <text:span text:style-name="T21">Er hatte weitergemacht, weil seine einzige Alternative der verhasste Ratssitz gewesen war.</text:span></text:p>
      <text:p text:style-name="P3"/>
      <text:p text:style-name="P3"><text:span text:style-name="T22">Fast zögernd wandte er sich wieder zu ihr, </text:span>sah in Ellans dunkle Augen, die ihn neugierig beobachteten. <text:span text:style-name="T22">Er konnte nicht zu den Rebellen, er konnte nicht in den Magierrat, das was er tat war das einzige was er wirklich konnte, was ihn auch nur im Geringsten erfüllte, auch wenn es bedeutete Menschen wie Ellan zu jagen und zu töten</text:span>. Er <text:span text:style-name="T23">hatte einfach</text:span> <text:span text:style-name="T23">k</text:span>eine Alternative.</text:p>
      <text:p text:style-name="P3"/>
      <text:p text:style-name="P2">oOo</text:p>
      <text:p text:style-name="P3"/>
      <text:p text:style-name="P3"><text:bookmark text:name="bookmark-1201"/><text:soft-page-break/>„Hab keine Angst, Mariel, hab keine Angst“, wiederholte Ellan immer und immer wieder, während ihr eigenes Herz ihr bis zum Hals schlug. Sie klammerte sich an seinen Blick, an die blauen Augen, die sie mit dieser Wärme und Sorge angesehen hatten.</text:p>
      <text:p text:style-name="P3"/>
      <text:p text:style-name="P3"><text:bookmark text:name="bookmark-1221"/>„Euch wird nichts geschehen, aber ihr dürft nicht versuchen, zu fliehen. <text:span text:style-name="T23">Dies ist ein Zauber, der euch fortbringen wird</text:span>“, hatte er eindringlich geflüstert, doch seine Hände hatten gezittert, als er ihr das kleine Konstrukt überreicht hatte. Er war ein Magier, er war ein Mörder, und dennoch vertraute sie ihm. Sie musste ihm einfach vertrauen, sonst ging sie gerade mit ihrem Kind in den Tod.</text:p>
      <text:p text:style-name="P3"/>
      <text:p text:style-name="P3"><text:bookmark text:name="bookmark-1241"/>Der Weißrock, der sie am Arm führte, berührte sie kaum. Sie hätte sich losreißen können, wegrennen, in der umstehenden Menschenmenge verschwinden.</text:p>
      <text:p text:style-name="P3"/>
      <text:p text:style-name="P3"><text:bookmark text:name="bookmark-126"/>„Ihr dürft nicht versuchen, zu fliehen!“, hatte er wiederholt. Die Menschen um sie herum waren hier, um sie brennen zu sehen. Sie würden sie nicht schützen, sie würden sie ausliefern. Aus Angst, aus Gier. Eigentlich müssten diese Menschen ihr nahestehen. Sie hatte ihre Wunden behandelt, ihre Kinder auf die Welt geholt, sie hatte ihre Kranken gepflegt und ihren von Magiern vergewaltigten Töchtern Kräuter gegeben, damit sie die Bastarde nicht austragen mussten. Doch wenn sie floh, würden sie sie verraten. Und sie nahm es ihnen nicht einmal übel.</text:p>
      <text:p text:style-name="P3"/>
      <text:p text:style-name="P3"><text:bookmark text:name="bookmark-128"/>Mariel barg das Gesicht in den Röcken ihrer Mutter, als der Scheiterhaufen vor ihnen auftauchte. Ellan hatte ihr einen Tee gekocht, aus Kräutern, die Gregor ihr gebracht hatte. Sie betäubten die Sinne, machten <text:span text:style-name="T24">benommen</text:span> und müde. Wenn sie Glück hatten und alles gut ging, würde sich Mariel nicht an diesen Tag erinnern. Dann war der Abschied von Gregor das Letzte, was sie wissen würde.</text:p>
      <text:p text:style-name="P3"/>
      <text:p text:style-name="P3"><text:bookmark text:name="bookmark-130"/>„Hab ein schönes Leben, mein Schmetterling“, hatte er ihr ins Ohr geflüstert, während sie ihn herzlich umarmte. Er war ihr Kerkermeister gewesen, doch Mariel hatte geweint, als er ihr gesagt hatte, dass sie sich wohl nie wiedersehen würden. Jetzt weinte sie nicht. Ihr Blick war getrübt, und ihre Füße stolperten, so dass Ellan sie fast ziehen musste. Sie hätte sie auch getragen, doch ihre Hände waren gefesselt.</text:p>
      <text:p text:style-name="P3"/>
      <text:p text:style-name="P3"><text:bookmark text:name="bookmark-1311"/>„Habt Ihr nicht gemeint, sie wären Sympathisanten?“, hörte sie den alten Major spotten, als sie an den Militärs vorbeiging.</text:p>
      <text:p text:style-name="P3"/>
      <text:p text:style-name="P3"><text:bookmark text:name="bookmark-133"/>„Ich habe mich geirrt. Das Irren ist menschlich, <text:span text:style-name="T22">Major, </text:span>die Herausforderung liegt darin, aus Irrtümern zu lernen und sie zu berichtigen“, antwortete Gregor, und seine Stimme klang unendlich <text:soft-page-break/>fremd und kalt. Es war, als würde dort ein anderer Mann stehen. Zweifel erfassten Ellan, und erneut sah sie sich panisch um.</text:p>
      <text:p text:style-name="P3"/>
      <text:p text:style-name="P3"><text:bookmark text:name="bookmark-135"/>„Verzeiht mir.“ Das waren seine Abschiedsworte gewesen. Er hatte keine Antwort abgewartet, er hatte nicht erwartet, dass sie ihm bereits verzeihen konnte. Er hatte auf ihr Vertrauen gebaut, in der Überzeugung, dass sie ihn hasste. Ellan sah zurück: Da stand der Schlächter von Sagale, und selbst diesen Mann konnte sie nicht hassen. Selbst durch all die Härte und Autorität hindurch sah sie seinen Schmerz. Er hatte sich verloren, war in einer Welt gefangen, die er verabscheute und die sie nicht zu erfassen vermochte.</text:p>
      <text:p text:style-name="P3"/>
      <text:p text:style-name="P3"><text:bookmark text:name="bookmark-137"/>Sie tastete nach dem Konstrukt in ihrem Ärmel. Sie durfte es nicht fallen lassen. Mit der einen Hand umklammerte sie den Stoff des Ärmels, mit der anderen hielt sie ihre Tochter und versuchte dabei, nicht zu stolpern, während die Soldaten sie die Holzscheite hinaufschoben.</text:p>
      <text:p text:style-name="P3"/>
      <text:p text:style-name="P3"><text:bookmark text:name="bookmark-139"/>„Selbst das Kind?“, las Ellan von den Lippen des Alten ab. Was Gregor antwortete, konnte sie nicht verstehen. Er stand da wie eine Statue, groß, in einen langen weißen Mantel gekleidet, das Haar streng nach hinten gekämmt und vom Nieselregen schwarz. Sein Blick war wie Eis, seine Miene versteinert. Sie hasste ihn nicht, sie fürchtete ihn, und trotzdem vertraute sie ihm. Sie wünschte sich hier fort und doch hoffte sie, er würde ihnen folgen.</text:p>
      <text:p text:style-name="P3"/>
      <text:p text:style-name="P3"><text:bookmark text:name="bookmark-1411"/>Sie musste die Tränen nicht vortäuschen, vor Angst und Verwirrung rannen sie von selbst über ihre Wangen. Mariel schrie, als man sie an den Pfahl band. Ellan war zwar direkt neben ihr, doch nun konnte sie Mariel nicht mehr festhalten, daher brach das Entsetzen selbst durch die Betäubung der Kräuter. Ellan versuchte, sie zu beruhigen, doch sie konnte ihre Tochter nicht mehr erreichen.</text:p>
      <text:p text:style-name="P3"/>
      <text:p text:style-name="P3"><text:bookmark text:name="bookmark-143"/>Sie zerrte an den Fesseln, schrie nun doch in reiner Panik, da fing sie seinen Blick auf, immer noch kalt, aber auch beschwörend. Sie schlug den Kopf gegen den Pfahl, versuchte sich an diesem Blick, der direkt auf sie gerichtet war, festzuhalten. Das Vertrauen kehrte in sie zurück, sie verlor sich in diesen blauen Augen, spürte Ruhe in sich aufsteigen. Sie begann, ein Schlaflied zu singen, laut genug, um die Stimmen des Pöbels zu übertönen, laut genug, um Mariels Weinen versiegen zu lassen, laut genug, um den Platz zum Verstummen zu bringen.</text:p>
      <text:p text:style-name="P3"/>
      <text:p text:style-name="P3"><text:bookmark text:name="bookmark-145"/>Als die Weißröcke das Feuer anfachten, <text:span text:style-name="T25">legte</text:span> sich Stille über die Menge, und nur das mit brüchiger Stimme gesungene Kinderlied war zu hören. Gregors Mundwinkel formten ein widerwärtiges Lächeln. Sie hatte eine makabre Stimmung geschaffen, das Grauen der Szene verdeutlicht, den <text:soft-page-break/>Zuschauern den Spaß verdorben, ihn zu einem noch größeren Monster gemacht, einem Monster, das Kinder auf den Scheiterhaufen band. Die Flammen schlugen hoch, das nasse Holz rauchte. <text:span text:style-name="T25">S</text:span>ie spürte nichts. <text:span text:style-name="T25">S</text:span>ie lächelte und begann zu schreien, während sich die Fesseln von ihren Händen lösten. Sie verlor ihn aus den Augen, und doch spürte sie ihn bei sich, ganz nah, spürte seine Magie wie einen schützenden Kokon um sich. Der Rauch wurde stärker, die Flammen schlugen über ihrem Kopf zusammen. Sie schrie noch immer aus Leibeskräften. Fast befürchtete sie, dass es zu euphorisch klang. Dann fasste sie Mariel fest am Arm und drehte das Konstrukt.<text:bookmark text:name="bookmark-146"/><text:bookmark text:name="bookmark-147"/> </text:p>
      <text:p text:style-name="P3"/>
      <text:p text:style-name="P3">Gregor blieb hinter dem Rauch zurück. <text:span text:style-name="T1">Für ihn gab es </text:span>keine Altern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52:54.511276593</meta:creation-date>
    <dc:date>2017-11-28T20:43:16.552036180</dc:date>
    <meta:editing-duration>PT2M44S</meta:editing-duration>
    <meta:editing-cycles>3</meta:editing-cycles>
    <meta:generator>LibreOffice/5.4.2.2.0$Linux_X86_64 LibreOffice_project/40m0$Build-2</meta:generator>
    <meta:document-statistic meta:table-count="0" meta:image-count="0" meta:object-count="0" meta:page-count="11" meta:paragraph-count="76" meta:word-count="3751" meta:character-count="23499" meta:non-whitespace-character-count="19814"/>
  </office:meta>
</office:document-meta>
</file>